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size="18pt" style:font-size-asian="18pt" style:font-size-complex="18pt" fo:language="ru" fo:country="RU"/>
    </style:style>
    <style:style style:name="P2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3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4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5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6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7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8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9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10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11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12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Cambria" fo:font-size="18pt" style:font-size-asian="18pt" style:font-size-complex="18pt" fo:language="ru" fo:country="RU"/>
    </style:style>
    <style:style style:name="T15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 fo:language="ru" fo:country="RU"/>
    </style:style>
    <style:style style:name="T16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/>
    </style:style>
    <style:style style:name="T17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 fo:language="ru" fo:country="RU"/>
    </style:style>
    <style:style style:name="T18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/>
    </style:style>
    <style:style style:name="T19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 fo:language="ru" fo:country="RU"/>
    </style:style>
    <style:style style:name="T20" style:parent-style-name="Основнойшрифтабзаца" style:family="text">
      <style:text-properties style:font-name="Cambria" fo:font-weight="bold" style:font-weight-asian="bold" style:font-weight-complex="bold" fo:font-size="18pt" style:font-size-asian="18pt" style:font-size-complex="18pt" fo:language="ru" fo:country="RU"/>
    </style:style>
    <style:style style:name="T21" style:parent-style-name="Основнойшрифтабзаца" style:family="text">
      <style:text-properties style:font-name="Cambria" fo:font-size="18pt" style:font-size-asian="18pt" style:font-size-complex="18pt" fo:language="ru" fo:country="RU"/>
    </style:style>
    <style:style style:name="P22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23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24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25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26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27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28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29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0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1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2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3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4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5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6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7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8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39" style:parent-style-name="Standard" style:family="paragraph">
      <style:paragraph-properties fo:text-align="end"/>
      <style:text-properties style:font-name="Cambria" fo:font-size="18pt" style:font-size-asian="18pt" style:font-size-complex="18pt" fo:language="ru" fo:country="RU"/>
    </style:style>
    <style:style style:name="P40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41" style:parent-style-name="Standard" style:family="paragraph">
      <style:paragraph-properties fo:text-align="center"/>
      <style:text-properties style:font-name="Cambria" fo:font-size="18pt" style:font-size-asian="18pt" style:font-size-complex="18pt" fo:language="ru" fo:country="RU"/>
    </style:style>
    <style:style style:name="P42" style:parent-style-name="Standard" style:family="paragraph">
      <style:paragraph-properties fo:text-align="center"/>
      <style:text-properties style:font-name="Cambria" fo:font-weight="bold" style:font-weight-asian="bold" style:font-weight-complex="bold" fo:font-size="16pt" style:font-size-asian="16pt" style:font-size-complex="16pt" fo:language="ru" fo:country="RU"/>
    </style:style>
    <style:style style:name="P43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44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45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46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47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/>
      <style:text-properties style:font-name="Cambria" fo:font-weight="bold" style:font-weight-asian="bold" style:font-weight-complex="bold" fo:font-size="16pt" style:font-size-asian="16pt" style:font-size-complex="16pt" fo:language="ru" fo:country="RU"/>
    </style:style>
    <style:style style:name="P49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50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P51" style:parent-style-name="Standard" style:family="paragraph">
      <style:text-properties style:font-name="Cambria" fo:font-size="14pt" style:font-size-asian="14pt" style:font-size-complex="14pt" fo:language="ru" fo:country="RU"/>
    </style:style>
    <style:style style:name="TableColumn53" style:family="table-column">
      <style:table-column-properties style:column-width="3.3465in" style:use-optimal-column-width="false"/>
    </style:style>
    <style:style style:name="TableColumn54" style:family="table-column">
      <style:table-column-properties style:column-width="3.3465in" style:use-optimal-column-width="false"/>
    </style:style>
    <style:style style:name="Table52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mbria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mbria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mbria" fo:font-size="14pt" style:font-size-asian="14pt" style:font-size-complex="14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mbria" fo:font-size="14pt" style:font-size-asian="14pt" style:font-size-complex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mbria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style:font-name="Cambria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center"/>
      <style:text-properties style:font-name="Cambria" fo:font-weight="bold" style:font-weight-asian="bold" style:font-weight-complex="bold" fo:font-size="16pt" style:font-size-asian="16pt" style:font-size-complex="16pt" fo:language="ru" fo:country="RU"/>
    </style:style>
    <style:style style:name="T82" style:parent-style-name="Основнойшрифтабзаца" style:family="text">
      <style:text-properties style:font-name="Cambria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Cambria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name="Cambria" fo:font-size="14pt" style:font-size-asian="14pt" style:font-size-complex="14pt"/>
    </style:style>
    <style:style style:name="T85" style:parent-style-name="Основнойшрифтабзаца" style:family="text">
      <style:text-properties style:font-name="Cambria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Cambria" fo:font-size="14pt" style:font-size-asian="14pt" style:font-size-complex="14pt" fo:language="ru" fo:country="RU"/>
    </style:style>
  </office:automatic-styles>
  <office:body>
    <office:text text:use-soft-page-breaks="true">
      <text:p text:style-name="P1">Московский государственный университет</text:p>
      <text:p text:style-name="P2">имени М.В. <text:s/>Ломоносова</text:p>
      <text:p text:style-name="P3">Факультет Вычислительной Математики и Кибернетики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«</text:span><text:span text:style-name="T15">Реализация<text:s/></text:span><text:span text:style-name="T16">MPI</text:span><text:span text:style-name="T17">_</text:span><text:span text:style-name="T18">ALLTOALL</text:span><text:span text:style-name="T19"><text:s/>в транспьютерной матрице<text:s/></text:span><text:span text:style-name="T20">ранга 4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>421 группа</text:p>
      <text:p text:style-name="P28">Танкаев<text:s/>И.Р.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2021</text:p>
      <text:soft-page-break/>
      <text:p text:style-name="P42">Постановка задачи</text:p>
      <text:p text:style-name="P43"><text:tab/>В транспьютерной матрице размером 4*4, в каждом узле которой находится один процесс, необходимо выполнить операцию рассылки данных всем процессам от<text:s/>всех (MPI_ALLTOALL).</text:p>
      <text:p text:style-name="P44"><text:tab/>Каждый процесс рассылает различные данные каждому получателю (массив из 16 целочисленных значений). j-й элемент массива, посланный процессом i, принимается процессом j и помещается в i-й элемент результирующего буфера.</text:p>
      <text:p text:style-name="P45"><text:tab/>Реализовать программу, моделирующую выполнение операции MPI_ALLTOALL на транспьютерной матрице при помощи пересылок MPI типа точка-точка.</text:p>
      <text:p text:style-name="P46"><text:tab/>Получить временную оценку работы алгорима. Оценить сколько времени потребуется для выполнения операции MPI_ALLTOALL, если все процессы выдали ее одновременно. Время старта равно 100, время передачи байта равно 1 (Ts=100,Tb=1). Процессорные операции, включая чтение из памяти и запись в память, считаются бесконечно быстрыми.</text:p>
      <text:p text:style-name="P47"/>
      <text:p text:style-name="P48">Реализация</text:p>
      <text:p text:style-name="P49"><text:tab/>Каждому из 16 процессоров сопоставляется число от<text:s/>1 до 16. И у каждого процессора есть вектор значений размером 16. Все полученные значения помещаются на позицию соответствующую процессору, от которого они получены. Проверка корректности осуществляется путём суммирования значений в векторе процессора. Правильный ответ — сумма чисел от 1 до 16, то есть 136.</text:p>
      <text:p text:style-name="P50"><text:tab/>Далее в таблице приведено время работы программы в зависимости от числа процессов. Время работы приводится усреднённое за 5 запусков.</text:p>
      <text:p text:style-name="P51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1 процесс</text:p>
          </table:table-cell>
          <table:table-cell table:style-name="TableCell58">
            <text:p text:style-name="P59">0.0006694</text:p>
          </table:table-cell>
        </table:table-row>
        <table:table-row table:style-name="TableRow60">
          <table:table-cell table:style-name="TableCell61">
            <text:p text:style-name="P62">2 процесса</text:p>
          </table:table-cell>
          <table:table-cell table:style-name="TableCell63">
            <text:p text:style-name="P64">0.00081</text:p>
          </table:table-cell>
        </table:table-row>
        <table:table-row table:style-name="TableRow65">
          <table:table-cell table:style-name="TableCell66">
            <text:p text:style-name="P67">4 процесса</text:p>
          </table:table-cell>
          <table:table-cell table:style-name="TableCell68">
            <text:p text:style-name="P69">0.0357712</text:p>
          </table:table-cell>
        </table:table-row>
        <table:table-row table:style-name="TableRow70">
          <table:table-cell table:style-name="TableCell71">
            <text:p text:style-name="P72">8<text:s/>процессов</text:p>
          </table:table-cell>
          <table:table-cell table:style-name="TableCell73">
            <text:p text:style-name="P74">0.0009532</text:p>
          </table:table-cell>
        </table:table-row>
        <table:table-row table:style-name="TableRow75">
          <table:table-cell table:style-name="TableCell76">
            <text:p text:style-name="P77">16 процессов</text:p>
          </table:table-cell>
          <table:table-cell table:style-name="TableCell78">
            <text:p text:style-name="P79">0.4197304</text:p>
          </table:table-cell>
        </table:table-row>
      </table:table>
      <text:p text:style-name="P80"/>
      <text:p text:style-name="P81">Временная оценка</text:p>
      <text:p text:style-name="Standard"><text:span text:style-name="T82"><text:tab/>В реализуемом алгоритм</text:span><text:span text:style-name="T83">е 6 шагов. 1 шаг затрачивает 104 единицы времени, в предположении, что в данной архитектуре тип данных<text:s/></text:span><text:span text:style-name="T84">INT</text:span><text:span text:style-name="T85"><text:s/></text:span><text:span text:style-name="T86">занимает 4 байта. Таким образом, в данной задаче временная оценка равна 624 единицам времен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Танкаев Иван Рустамович</meta:initial-creator>
    <dc:creator>Танкаев Иван Рустамович</dc:creator>
    <meta:creation-date>2021-12-25T08:03:00Z</meta:creation-date>
    <dc:date>2021-12-28T11:49:00Z</dc:date>
    <meta:template xlink:href="Normal.dotm" xlink:type="simple"/>
    <meta:editing-cycles>1</meta:editing-cycles>
    <meta:editing-duration>PT3420S</meta:editing-duration>
    <meta:document-statistic meta:page-count="2" meta:paragraph-count="3" meta:word-count="293" meta:character-count="1963" meta:row-count="13" meta:non-whitespace-character-count="1673"/>
  </office:meta>
</office:document-meta>
</file>